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22419" officeooo:paragraph-rsid="00122419" style:font-size-asian="18pt" style:font-size-complex="18pt"/>
    </style:style>
    <style:style style:name="P2" style:family="paragraph" style:parent-style-name="Standard">
      <style:text-properties fo:font-size="12pt" officeooo:rsid="00122419" officeooo:paragraph-rsid="00122419" style:font-size-asian="10.5pt" style:font-size-complex="12pt"/>
    </style:style>
    <style:style style:name="P3" style:family="paragraph" style:parent-style-name="Standard">
      <style:text-properties fo:font-size="14pt" officeooo:rsid="00122419" officeooo:paragraph-rsid="00122419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Week 1</text:p>
      <text:p text:style-name="P2"/>
      <text:p text:style-name="P3">Achievements:</text:p>
      <text:p text:style-name="P3">- Downloaded all required SpiNNaker tools (e.g. spalloc, pacman, graph_front_end..)</text:p>
      <text:p text:style-name="P3">- Set up a suitable IDE (Eclipse) for further development</text:p>
      <text:p text:style-name="P3">- Successfully ran Hello World on one of the SpiNNaker boards through the IDE</text:p>
      <text:p text:style-name="P3">- Found and read most of the relevant documentation in regards to GFE development</text:p>
      <text:p text:style-name="P3"/>
      <text:p text:style-name="P3">Goals for next week:</text:p>
      <text:p text:style-name="P3">- Set up Github account for final year project</text:p>
      <text:p text:style-name="P3">- Build a python parser for reading data files in csv format</text:p>
      <text:p text:style-name="P3">- implement a simple SpiNNaker compatible program based upon given examples</text:p>
      <text:p text:style-name="P3">- potentially create a working function to derive a frequency histogram from csv data</text:p>
      <text:p text:style-name="P3"/>
      <text:p text:style-name="P3">On a different note, since this is still week 1, this report will be kept rather short. This is most likely going to change with the upcoming wee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Riepenhausen</meta:initial-creator>
    <meta:creation-date>2017-09-28T17:01:59.710012218</meta:creation-date>
    <dc:date>2017-09-28T17:10:09.650548899</dc:date>
    <dc:creator>Alexey Riepenhausen</dc:creator>
    <meta:editing-duration>PT8M10S</meta:editing-duration>
    <meta:editing-cycles>1</meta:editing-cycles>
    <meta:document-statistic meta:table-count="0" meta:image-count="0" meta:object-count="0" meta:page-count="1" meta:paragraph-count="12" meta:word-count="130" meta:character-count="757" meta:non-whitespace-character-count="639"/>
    <meta:generator>LibreOffice/5.0.6.2$Linux_X86_64 LibreOffice_project/00$Build-2</meta:generator>
  </office:meta>
</office:document-meta>
</file>